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5F6B7E58887F94F6.png" manifest:media-type="image/png"/>
  <manifest:file-entry manifest:full-path="Pictures/1000020100000258000001E419593FB8F04E1C85.png" manifest:media-type="image/png"/>
  <manifest:file-entry manifest:full-path="Pictures/1000020100000398000003C00AF29A184FE051EB.png" manifest:media-type="image/png"/>
  <manifest:file-entry manifest:full-path="Pictures/100002010000021600000216EBA7742562AD9565.png" manifest:media-type="image/png"/>
  <manifest:file-entry manifest:full-path="Pictures/1000054A0000373A0000373AB88B5CEBF5E7580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met_20_geen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1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18cm"/>
      <style:paragraph-properties style:writing-mode="lr-tb"/>
    </style:style>
    <style:style style:name="gr5" style:family="graphic" style:parent-style-name="objectwithoutfill">
      <style:graphic-properties svg:stroke-width="0.053cm" svg:stroke-color="#000000" draw:marker-start-width="0.279cm" draw:marker-end-width="0.279cm" draw:fill="solid" draw:fill-color="#000000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301cm" fo:min-width="0.31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88cm" fo:min-width="0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6.4cm"/>
    </style:style>
    <style:style style:name="gr11" style:family="graphic" style:parent-style-name="standard">
      <style:graphic-properties draw:stroke="none" svg:stroke-color="#000000" draw:marker-start="" draw:fill-color="#dddddd" draw:textarea-horizontal-align="justify" draw:textarea-vertical-align="middle" draw:auto-grow-height="false" fo:min-height="0.35cm" fo:min-width="0.1cm"/>
    </style:style>
    <style:style style:name="gr12" style:family="graphic" style:parent-style-name="standard">
      <style:graphic-properties draw:stroke="none" draw:fill-color="#999999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draw:fill-color="#999999" draw:textarea-horizontal-align="justify" draw:textarea-vertical-align="middle" draw:auto-grow-height="false" fo:min-height="0.03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7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4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05cm"/>
      <style:paragraph-properties style:writing-mode="lr-tb"/>
    </style:style>
    <style:style style:name="gr17" style:family="graphic" style:parent-style-name="objectwithoutfill">
      <style:graphic-properties svg:stroke-color="#000000" draw:fill="solid" draw:textarea-vertical-align="middle"/>
    </style:style>
    <style:style style:name="gr18" style:family="graphic" style:parent-style-name="standard">
      <style:graphic-properties svg:stroke-color="#000000" draw:fill-color="#cccccc" draw:textarea-horizontal-align="justify" draw:textarea-vertical-align="middle" draw:auto-grow-height="false" fo:min-height="0.15cm" fo:min-width="0.7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1.75cm" fo:min-width="2.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0.71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0.475cm"/>
      <style:paragraph-properties style:writing-mode="lr-tb"/>
    </style:style>
    <style:style style:name="gr23" style:family="graphic" style:parent-style-name="standard">
      <style:graphic-properties svg:stroke-width="0.053cm" svg:stroke-color="#ff0000" draw:marker-start-width="0.279cm" draw:marker-end-width="0.279cm" draw:textarea-vertical-align="middle" fo:padding-top="0.151cm" fo:padding-bottom="0.151cm" fo:padding-left="0.276cm" fo:padding-right="0.276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929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vertical-align="middle" fo:min-height="0.639cm"/>
      <style:paragraph-properties style:writing-mode="lr-tb"/>
    </style:style>
    <style:style style:name="gr26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svg:stroke-width="0.081cm" svg:stroke-color="#ff0000" draw:marker-start-width="0.321cm" draw:marker-end-width="0.321cm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dash" draw:stroke-dash="Dashed_20__28_var_29_" svg:stroke-width="0.081cm" svg:stroke-color="#ff4000" draw:marker-start-width="0.321cm" draw:marker-end-width="0.321cm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5eb91e" draw:marker-start-width="0.321cm" draw:marker-end-width="0.321cm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893cm" fo:min-width="1.40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top" draw:auto-grow-height="false" fo:min-height="1.525cm" fo:min-width="2.83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48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38" style:family="graphic" style:parent-style-name="standard">
      <style:graphic-properties svg:stroke-width="0.081cm" svg:stroke-color="#81d41a" draw:marker-start-width="0.321cm" draw:marker-end-width="0.321cm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draw:stroke="solid" draw:stroke-dash="Dashed_20__28_var_29_" svg:stroke-width="0.081cm" svg:stroke-color="#e6e905" draw:marker-start-width="0.321cm" draw:marker-end-width="0.321cm" draw:textarea-vertical-align="middle" fo:padding-top="0.165cm" fo:padding-bottom="0.165cm" fo:padding-left="0.29cm" fo:padding-right="0.2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paragraph-properties fo:line-height="0.3cm" fo:text-align="center"/>
    </style:style>
    <style:style style:name="P6" style:family="paragraph">
      <loext:graphic-properties draw:fill="none" draw:fill-color="#ffffff"/>
      <style:paragraph-properties fo:line-height="0.3cm"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loext:graphic-properties draw:fill-color="#999999"/>
      <style:paragraph-properties fo:text-align="center"/>
    </style:style>
    <style:style style:name="P12" style:family="paragraph">
      <style:paragraph-properties fo:margin-top="0cm" fo:margin-bottom="0cm" fo:line-height="100%">
        <style:tab-stops/>
      </style:paragraph-properties>
    </style:style>
    <style:style style:name="P13" style:family="paragraph">
      <loext:graphic-properties draw:fill="none" draw:fill-color="#ffffff"/>
      <style:paragraph-properties fo:margin-top="0cm" fo:margin-bottom="0cm" fo:line-height="100%" style:writing-mode="lr-tb">
        <style:tab-stops/>
      </style:paragraph-properties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-color="#cccccc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paragraph-properties fo:line-height="0.142cm" fo:text-align="center"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0" style:family="paragraph">
      <style:paragraph-properties fo:text-align="center" style:writing-mode="lr-tb"/>
      <style:text-properties fo:font-size="12pt" style:font-size-asian="12pt" style:font-size-complex="12pt"/>
    </style:style>
    <style:style style:name="P2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2" style:family="paragraph">
      <loext:graphic-properties draw:fill="none" draw:fill-color="#ffffff"/>
    </style:style>
    <style:style style:name="P23" style:family="paragraph">
      <style:text-properties fo:font-size="10pt" style:font-size-asian="10pt" style:font-size-complex="10pt"/>
    </style:style>
    <style:style style:name="P2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g xml:id="id3" draw:id="id3">
          <draw:glue-point draw:id="4" svg:x="-4.285cm" svg:y="-0.766cm" draw:escape-direction="left"/>
          <draw:glue-point draw:id="5" svg:x="-4.285cm" svg:y="0.927cm" draw:escape-direction="left"/>
          <draw:frame draw:style-name="gr1" draw:text-style-name="P1" draw:layer="layout" svg:width="2.362cm" svg:height="2.362cm" svg:x="24.838cm" svg:y="1.938cm">
            <draw:image xlink:href="Pictures/1000054A0000373A0000373AB88B5CEBF5E7580B.svg" xlink:type="simple" xlink:show="embed" xlink:actuate="onLoad" loext:mime-type="image/svg+xml">
              <text:p/>
            </draw:image>
            <draw:image xlink:href="Pictures/100002010000021600000216EBA7742562AD9565.png" xlink:type="simple" xlink:show="embed" xlink:actuate="onLoad" loext:mime-type="image/png"/>
          </draw:frame>
          <draw:line draw:style-name="gr2" draw:text-style-name="P2" draw:layer="layout" svg:x1="24.6cm" svg:y1="2.938cm" svg:x2="25.1cm" svg:y2="2.938cm">
            <text:p/>
          </draw:line>
          <draw:line draw:style-name="gr2" draw:text-style-name="P2" draw:layer="layout" svg:x1="24.6cm" svg:y1="3.338cm" svg:x2="25.1cm" svg:y2="3.338cm">
            <text:p/>
          </draw:line>
          <draw:frame draw:style-name="gr3" draw:text-style-name="P3" draw:layer="layout" svg:width="0.811cm" svg:height="0.839cm" svg:x="24.4cm" svg:y="2.299cm">
            <draw:text-box>
              <text:p><text:span text:style-name="T1">+</text:span></text:p>
            </draw:text-box>
          </draw:frame>
          <draw:frame draw:style-name="gr4" draw:text-style-name="P3" draw:layer="layout" svg:width="0.68cm" svg:height="0.839cm" svg:x="24.5cm" svg:y="3.099cm">
            <draw:text-box>
              <text:p><text:span text:style-name="T1">-</text:span></text:p>
            </draw:text-box>
          </draw:frame>
        </draw:g>
        <draw:g xml:id="id1" draw:id="id1">
          <draw:glue-point draw:id="4" svg:x="-4.285cm" svg:y="-0.766cm" draw:escape-direction="left"/>
          <draw:glue-point draw:id="5" svg:x="-4.285cm" svg:y="0.927cm" draw:escape-direction="left"/>
          <draw:frame draw:style-name="gr1" draw:text-style-name="P1" draw:layer="layout" svg:width="2.362cm" svg:height="2.362cm" svg:x="24.927cm" svg:y="4.302cm">
            <draw:image xlink:href="Pictures/1000054A0000373A0000373AB88B5CEBF5E7580B.svg" xlink:type="simple" xlink:show="embed" xlink:actuate="onLoad" loext:mime-type="image/svg+xml">
              <text:p/>
            </draw:image>
            <draw:image xlink:href="Pictures/100002010000021600000216EBA7742562AD9565.png" xlink:type="simple" xlink:show="embed" xlink:actuate="onLoad" loext:mime-type="image/png"/>
          </draw:frame>
          <draw:line draw:style-name="gr2" draw:text-style-name="P2" draw:layer="layout" svg:x1="24.689cm" svg:y1="5.302cm" svg:x2="25.189cm" svg:y2="5.302cm">
            <text:p/>
          </draw:line>
          <draw:line draw:style-name="gr2" draw:text-style-name="P2" draw:layer="layout" svg:x1="24.689cm" svg:y1="5.702cm" svg:x2="25.189cm" svg:y2="5.702cm">
            <text:p/>
          </draw:line>
          <draw:frame draw:style-name="gr3" draw:text-style-name="P3" draw:layer="layout" svg:width="0.811cm" svg:height="0.839cm" svg:x="24.489cm" svg:y="4.663cm">
            <draw:text-box>
              <text:p><text:span text:style-name="T1">+</text:span></text:p>
            </draw:text-box>
          </draw:frame>
          <draw:frame draw:style-name="gr4" draw:text-style-name="P3" draw:layer="layout" svg:width="0.68cm" svg:height="0.839cm" svg:x="24.589cm" svg:y="5.463cm">
            <draw:text-box>
              <text:p><text:span text:style-name="T1">-</text:span></text:p>
            </draw:text-box>
          </draw:frame>
        </draw:g>
        <draw:g xml:id="id8" draw:id="id8">
          <draw:glue-point draw:id="4" svg:x="-0.83cm" svg:y="3.575cm" draw:escape-direction="down"/>
          <draw:glue-point draw:id="5" svg:x="-0.83cm" svg:y="-4.908cm" draw:escape-direction="up"/>
          <draw:glue-point draw:id="6" svg:x="1.66cm" svg:y="2.158cm"/>
          <draw:glue-point draw:id="7" svg:x="0cm" svg:y="5cm" draw:escape-direction="down"/>
          <draw:glue-point draw:id="8" svg:x="0cm" svg:y="-5cm" draw:escape-direction="up"/>
          <draw:line draw:style-name="gr5" draw:text-style-name="P4" draw:layer="layout" svg:x1="19.753cm" svg:y1="7.331cm" svg:x2="18.753cm" svg:y2="7.331cm">
            <text:p/>
          </draw:line>
          <draw:line draw:style-name="gr5" draw:text-style-name="P4" draw:layer="layout" svg:x1="19.453cm" svg:y1="7.131cm" svg:x2="19.053cm" svg:y2="7.131cm">
            <text:p/>
          </draw:line>
          <draw:line draw:style-name="gr6" draw:text-style-name="P2" draw:layer="layout" svg:x1="19.253cm" svg:y1="7.331cm" svg:x2="19.253cm" svg:y2="7.831cm">
            <text:p/>
          </draw:line>
          <draw:line draw:style-name="gr6" draw:text-style-name="P2" draw:layer="layout" svg:x1="19.253cm" svg:y1="6.631cm" svg:x2="19.253cm" svg:y2="7.131cm">
            <text:p/>
          </draw:line>
          <draw:frame draw:style-name="gr7" draw:text-style-name="P6" draw:layer="layout" svg:width="0.6cm" svg:height="0.551cm" draw:transform="rotate (-1.5707963267949) translate (19.753cm 7.231cm)">
            <draw:text-box>
              <text:p text:style-name="P5"><text:span text:style-name="T1">+</text:span></text:p>
            </draw:text-box>
          </draw:frame>
        </draw:g>
        <draw:frame draw:style-name="gr8" draw:text-style-name="P8" draw:layer="layout" svg:width="1.8cm" svg:height="1.038cm" svg:x="17.175cm" svg:y="6.715cm">
          <draw:text-box>
            <text:p text:style-name="P7"><text:span text:style-name="T2">1</text:span><text:span text:style-name="T2">2</text:span><text:span text:style-name="T2">V</text:span></text:p>
          </draw:text-box>
        </draw:frame>
        <draw:connector draw:style-name="gr9" draw:text-style-name="P7" draw:layer="layout" draw:line-skew="-0.334cm" svg:x1="24.69cm" svg:y1="5.701cm" svg:x2="21.258cm" svg:y2="4.395cm" draw:start-shape="id1" draw:start-glue-point="5" draw:end-shape="id2" draw:end-glue-point="7" svg:d="M24690 5701h-2106v-1306h-1326" svg:viewBox="0 0 3433 1307">
          <text:p/>
        </draw:connector>
        <draw:g xml:id="id10" draw:id="id10">
          <draw:glue-point draw:id="4" svg:x="-5cm" svg:y="-2.471cm" draw:escape-direction="left"/>
          <draw:glue-point draw:id="5" svg:x="-5cm" svg:y="2.471cm" draw:escape-direction="left"/>
          <draw:glue-point draw:id="6" svg:x="-5cm" svg:y="0cm" draw:escape-direction="left"/>
          <draw:custom-shape draw:style-name="gr10" draw:text-style-name="P9" draw:layer="layout" svg:width="6.9cm" svg:height="1cm" svg:x="18.953cm" svg:y="15.077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8.653cm" svg:y1="15.877cm" svg:x2="18.953cm" svg:y2="15.877cm">
            <text:p/>
          </draw:line>
          <draw:line draw:style-name="gr6" draw:text-style-name="P2" draw:layer="layout" svg:x1="18.653cm" svg:y1="15.277cm" svg:x2="18.953cm" svg:y2="15.277cm">
            <text:p/>
          </draw:line>
          <draw:line draw:style-name="gr6" draw:text-style-name="P2" draw:layer="layout" svg:x1="18.653cm" svg:y1="15.577cm" svg:x2="18.953cm" svg:y2="15.577cm">
            <text:p/>
          </draw:line>
          <draw:g>
            <draw:custom-shape draw:style-name="gr11" draw:text-style-name="P10" draw:layer="layout" svg:width="0.6cm" svg:height="0.6cm" svg:x="20.053cm" svg:y="15.2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0.453cm" svg:y="15.1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0.153cm" svg:y="15.1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0.453cm" svg:y="15.8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0.153cm" svg:y="15.877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1" draw:layer="layout" svg:width="0.4cm" svg:height="0.4cm" svg:x="20.153cm" svg:y="15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4" draw:text-style-name="P13" draw:layer="layout" svg:width="1.078cm" svg:height="0.607cm" svg:x="18.753cm" svg:y="15.577cm">
            <draw:text-box>
              <text:p text:style-name="P12"><text:span text:style-name="T3">+</text:span><text:span text:style-name="T3">5</text:span><text:span text:style-name="T3">V</text:span></text:p>
            </draw:text-box>
          </draw:frame>
          <draw:frame draw:style-name="gr15" draw:text-style-name="P13" draw:layer="layout" svg:width="0.98cm" svg:height="0.607cm" svg:x="18.753cm" svg:y="15.277cm">
            <draw:text-box>
              <text:p text:style-name="P12"><text:span text:style-name="T3">D</text:span><text:span text:style-name="T3">i</text:span><text:span text:style-name="T3">n</text:span></text:p>
            </draw:text-box>
          </draw:frame>
          <draw:frame draw:style-name="gr16" draw:text-style-name="P13" draw:layer="layout" svg:width="1.205cm" svg:height="0.607cm" svg:x="18.748cm" svg:y="14.97cm">
            <draw:text-box>
              <text:p text:style-name="P12"><text:span text:style-name="T3">G</text:span><text:span text:style-name="T3">N</text:span><text:span text:style-name="T3">D</text:span></text:p>
            </draw:text-box>
          </draw:frame>
          <draw:line draw:style-name="gr17" draw:text-style-name="P2" draw:layer="layout" svg:x1="20.853cm" svg:y1="15.077cm" svg:x2="20.853cm" svg:y2="16.077cm">
            <text:p/>
          </draw:line>
          <draw:line draw:style-name="gr17" draw:text-style-name="P2" draw:layer="layout" svg:x1="19.853cm" svg:y1="15.077cm" svg:x2="19.853cm" svg:y2="16.077cm">
            <text:p/>
          </draw:line>
          <draw:g>
            <draw:custom-shape draw:style-name="gr11" draw:text-style-name="P10" draw:layer="layout" svg:width="0.6cm" svg:height="0.6cm" svg:x="21.053cm" svg:y="15.2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1.453cm" svg:y="15.1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1.153cm" svg:y="15.1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1.453cm" svg:y="15.8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1.153cm" svg:y="15.877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1" draw:layer="layout" svg:width="0.4cm" svg:height="0.4cm" svg:x="21.153cm" svg:y="15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7" draw:text-style-name="P2" draw:layer="layout" svg:x1="21.853cm" svg:y1="15.077cm" svg:x2="21.853cm" svg:y2="16.077cm">
            <text:p/>
          </draw:line>
          <draw:g>
            <draw:custom-shape draw:style-name="gr11" draw:text-style-name="P10" draw:layer="layout" svg:width="0.6cm" svg:height="0.6cm" svg:x="22.053cm" svg:y="15.2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2.453cm" svg:y="15.1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2.153cm" svg:y="15.1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2.453cm" svg:y="15.8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2.153cm" svg:y="15.877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1" draw:layer="layout" svg:width="0.4cm" svg:height="0.4cm" svg:x="22.153cm" svg:y="15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7" draw:text-style-name="P2" draw:layer="layout" svg:x1="22.853cm" svg:y1="15.077cm" svg:x2="22.853cm" svg:y2="16.077cm">
            <text:p/>
          </draw:line>
          <draw:g>
            <draw:custom-shape draw:style-name="gr11" draw:text-style-name="P10" draw:layer="layout" svg:width="0.6cm" svg:height="0.6cm" svg:x="23.053cm" svg:y="15.2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3.453cm" svg:y="15.1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3.153cm" svg:y="15.1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3.453cm" svg:y="15.8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3.153cm" svg:y="15.877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1" draw:layer="layout" svg:width="0.4cm" svg:height="0.4cm" svg:x="23.153cm" svg:y="15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7" draw:text-style-name="P2" draw:layer="layout" svg:x1="23.853cm" svg:y1="15.077cm" svg:x2="23.853cm" svg:y2="16.077cm">
            <text:p/>
          </draw:line>
          <draw:g>
            <draw:custom-shape draw:style-name="gr11" draw:text-style-name="P10" draw:layer="layout" svg:width="0.6cm" svg:height="0.6cm" svg:x="24.053cm" svg:y="15.2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4.453cm" svg:y="15.1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4.153cm" svg:y="15.1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4.453cm" svg:y="15.8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4.153cm" svg:y="15.877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1" draw:layer="layout" svg:width="0.4cm" svg:height="0.4cm" svg:x="24.153cm" svg:y="15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7" draw:text-style-name="P2" draw:layer="layout" svg:x1="24.853cm" svg:y1="15.077cm" svg:x2="24.853cm" svg:y2="16.077cm">
            <text:p/>
          </draw:line>
          <draw:g>
            <draw:custom-shape draw:style-name="gr11" draw:text-style-name="P10" draw:layer="layout" svg:width="0.6cm" svg:height="0.6cm" svg:x="25.053cm" svg:y="15.2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5.453cm" svg:y="15.1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5.153cm" svg:y="15.1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5.453cm" svg:y="15.8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5.153cm" svg:y="15.877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1" draw:layer="layout" svg:width="0.4cm" svg:height="0.4cm" svg:x="25.153cm" svg:y="15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8" draw:text-style-name="P15" xml:id="id5" draw:id="id5" draw:layer="layout" svg:width="1.2cm" svg:height="0.4cm" svg:x="7.985cm" svg:y="18.37cm">
          <text:p text:style-name="P14"><text:span text:style-name="T4">1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" xml:id="id11" draw:id="id11" draw:layer="layout" svg:width="9.5cm" svg:height="9.914cm" svg:x="3.159cm" svg:y="6.842cm">
          <draw:image xlink:href="Pictures/1000020100000398000003C00AF29A184FE051EB.png" xlink:type="simple" xlink:show="embed" xlink:actuate="onLoad" loext:mime-type="image/png">
            <text:p/>
          </draw:image>
          <draw:glue-point draw:id="4" svg:x="-4.708cm" svg:y="-3.71cm" draw:escape-direction="left"/>
          <draw:glue-point draw:id="5" svg:x="-4.726cm" svg:y="-3.198cm" draw:escape-direction="left"/>
          <draw:glue-point draw:id="6" svg:x="-4.732cm" svg:y="-2.817cm"/>
          <draw:glue-point draw:id="7" svg:x="-4.726cm" svg:y="-2.429cm"/>
          <draw:glue-point draw:id="8" svg:x="-4.749cm" svg:y="-1.917cm"/>
          <draw:glue-point draw:id="9" svg:x="-4.732cm" svg:y="-1.54cm"/>
          <draw:glue-point draw:id="10" svg:x="-4.732cm" svg:y="-1.165cm"/>
          <draw:glue-point draw:id="11" svg:x="-4.732cm" svg:y="-0.764cm"/>
          <draw:glue-point draw:id="12" svg:x="-4.726cm" svg:y="-0.252cm"/>
          <draw:glue-point draw:id="13" svg:x="-4.732cm" svg:y="0.121cm"/>
          <draw:glue-point draw:id="14" svg:x="-4.733cm" svg:y="0.516cm"/>
          <draw:glue-point draw:id="15" svg:x="-4.75cm" svg:y="0.9cm"/>
          <draw:glue-point draw:id="16" svg:x="-4.728cm" svg:y="1.413cm"/>
          <draw:glue-point draw:id="17" svg:x="-4.732cm" svg:y="1.797cm"/>
          <draw:glue-point draw:id="18" svg:x="-4.742cm" svg:y="2.181cm"/>
          <draw:glue-point draw:id="19" svg:x="-4.742cm" svg:y="2.566cm"/>
          <draw:glue-point draw:id="20" svg:x="-4.714cm" svg:y="3.078cm"/>
          <draw:glue-point draw:id="21" svg:x="-4.732cm" svg:y="3.462cm"/>
          <draw:glue-point draw:id="22" svg:x="-4.728cm" svg:y="3.847cm"/>
          <draw:glue-point draw:id="23" svg:x="-4.742cm" svg:y="4.231cm"/>
          <draw:glue-point draw:id="24" svg:x="4.77cm" svg:y="-3.71cm" draw:escape-direction="right"/>
          <draw:glue-point draw:id="25" svg:x="4.766cm" svg:y="-3.198cm"/>
          <draw:glue-point draw:id="26" svg:x="4.758cm" svg:y="-2.833cm"/>
          <draw:glue-point draw:id="27" svg:x="4.74cm" svg:y="-2.429cm"/>
          <draw:glue-point draw:id="28" svg:x="4.758cm" svg:y="-2.045cm"/>
          <draw:glue-point draw:id="29" svg:x="4.754cm" svg:y="-1.533cm"/>
          <draw:glue-point draw:id="30" svg:x="4.766cm" svg:y="-1.148cm"/>
          <draw:glue-point draw:id="31" svg:x="4.758cm" svg:y="-0.777cm"/>
          <draw:glue-point draw:id="32" svg:x="4.758cm" svg:y="-0.264cm"/>
          <draw:glue-point draw:id="33" svg:x="4.758cm" svg:y="0.134cm"/>
          <draw:glue-point draw:id="34" svg:x="4.758cm" svg:y="0.521cm"/>
          <draw:glue-point draw:id="35" svg:x="4.758cm" svg:y="0.9cm"/>
          <draw:glue-point draw:id="36" svg:x="4.752cm" svg:y="1.413cm"/>
          <draw:glue-point draw:id="37" svg:x="4.772cm" svg:y="1.797cm"/>
          <draw:glue-point draw:id="38" svg:x="4.758cm" svg:y="2.188cm"/>
          <draw:glue-point draw:id="39" svg:x="4.758cm" svg:y="2.555cm"/>
          <draw:glue-point draw:id="40" svg:x="4.765cm" svg:y="2.95cm"/>
          <draw:glue-point draw:id="41" svg:x="4.758cm" svg:y="3.462cm"/>
          <draw:glue-point draw:id="42" svg:x="4.758cm" svg:y="3.836cm"/>
          <draw:glue-point draw:id="43" svg:x="4.758cm" svg:y="4.359cm"/>
        </draw:frame>
        <draw:g xml:id="id2" draw:id="id2">
          <draw:glue-point draw:id="4" svg:x="4.821cm" svg:y="-2.65cm"/>
          <draw:glue-point draw:id="5" svg:x="4.821cm" svg:y="-1.658cm"/>
          <draw:glue-point draw:id="6" svg:x="4.821cm" svg:y="1.811cm"/>
          <draw:glue-point draw:id="7" svg:x="4.821cm" svg:y="2.802cm"/>
          <draw:glue-point draw:id="8" svg:x="-4.229cm" svg:y="-3.017cm"/>
          <draw:glue-point draw:id="9" svg:x="-4.229cm" svg:y="0.452cm"/>
          <draw:glue-point draw:id="10" svg:x="-4.229cm" svg:y="2.931cm"/>
          <draw:custom-shape draw:style-name="gr20" draw:text-style-name="P14" draw:layer="layout" svg:width="3cm" svg:height="2cm" svg:x="18.101cm" svg:y="2.697cm">
            <text:p text:style-name="P14">AMP</text:p>
            <draw:enhanced-geometry svg:viewBox="0 0 21600 21600" draw:type="rectangle" draw:enhanced-path="M 0 0 L 21600 0 21600 21600 0 21600 0 0 Z N"/>
          </draw:custom-shape>
          <draw:connector draw:style-name="gr9" draw:text-style-name="P7" draw:layer="layout" svg:x1="21.32cm" svg:y1="4.397cm" svg:x2="21.101cm" svg:y2="4.397cm" svg:d="M21320 4397h-219" svg:viewBox="0 0 220 1">
            <text:p/>
          </draw:connector>
          <draw:connector draw:style-name="gr9" draw:text-style-name="P7" draw:layer="layout" svg:x1="21.32cm" svg:y1="4.097cm" svg:x2="21.101cm" svg:y2="4.097cm" svg:d="M21320 4097h-219" svg:viewBox="0 0 220 1">
            <text:p/>
          </draw:connector>
          <draw:connector draw:style-name="gr9" draw:text-style-name="P7" draw:layer="layout" svg:x1="21.301cm" svg:y1="3.297cm" svg:x2="21.082cm" svg:y2="3.297cm" svg:d="M21301 3297h-219" svg:viewBox="0 0 220 1">
            <text:p/>
          </draw:connector>
          <draw:connector draw:style-name="gr9" draw:text-style-name="P7" draw:layer="layout" svg:x1="21.301cm" svg:y1="2.997cm" svg:x2="21.082cm" svg:y2="2.997cm" svg:d="M21301 2997h-219" svg:viewBox="0 0 220 1">
            <text:p/>
          </draw:connector>
          <draw:frame draw:style-name="gr21" draw:text-style-name="P16" draw:layer="layout" svg:width="0.9cm" svg:height="0.962cm" svg:x="20.301cm" svg:y="2.397cm">
            <draw:text-box>
              <text:p text:style-name="P7">+</text:p>
            </draw:text-box>
          </draw:frame>
          <draw:frame draw:style-name="gr21" draw:text-style-name="P16" draw:layer="layout" svg:width="0.9cm" svg:height="0.962cm" svg:x="20.301cm" svg:y="2.935cm">
            <draw:text-box>
              <text:p text:style-name="P7">-</text:p>
            </draw:text-box>
          </draw:frame>
          <draw:frame draw:style-name="gr21" draw:text-style-name="P16" draw:layer="layout" svg:width="0.9cm" svg:height="0.962cm" svg:x="20.301cm" svg:y="3.997cm">
            <draw:text-box>
              <text:p text:style-name="P7">-</text:p>
            </draw:text-box>
          </draw:frame>
          <draw:frame draw:style-name="gr21" draw:text-style-name="P16" draw:layer="layout" svg:width="0.9cm" svg:height="0.962cm" svg:x="20.301cm" svg:y="3.497cm">
            <draw:text-box>
              <text:p text:style-name="P7">+</text:p>
            </draw:text-box>
          </draw:frame>
          <draw:frame draw:style-name="gr21" draw:text-style-name="P16" draw:layer="layout" svg:width="0.9cm" svg:height="0.962cm" svg:x="18.007cm" svg:y="3.159cm">
            <draw:text-box>
              <text:p text:style-name="P7">+</text:p>
            </draw:text-box>
          </draw:frame>
          <draw:frame draw:style-name="gr22" draw:text-style-name="P17" draw:layer="layout" svg:width="1.789cm" svg:height="0.725cm" svg:x="17.891cm" svg:y="2.561cm">
            <draw:text-box>
              <text:p text:style-name="P7"><text:span text:style-name="T5">audio</text:span></text:p>
            </draw:text-box>
          </draw:frame>
          <draw:frame draw:style-name="gr21" draw:text-style-name="P16" draw:layer="layout" svg:width="0.9cm" svg:height="0.962cm" svg:x="18.007cm" svg:y="3.848cm">
            <draw:text-box>
              <text:p text:style-name="P7">-</text:p>
            </draw:text-box>
          </draw:frame>
        </draw:g>
        <draw:connector draw:style-name="gr9" draw:text-style-name="P7" draw:layer="layout" svg:x1="24.601cm" svg:y1="3.337cm" svg:x2="21.258cm" svg:y2="3.254cm" draw:start-shape="id3" draw:start-glue-point="5" draw:end-shape="id2" draw:end-glue-point="5" svg:d="M24601 3337h-1727v-83h-1616" svg:viewBox="0 0 3344 84">
          <text:p/>
        </draw:connector>
        <draw:connector draw:style-name="gr23" draw:text-style-name="P7" draw:layer="layout" draw:line-skew="-0.284cm" svg:x1="24.601cm" svg:y1="2.939cm" svg:x2="21.258cm" svg:y2="3cm" draw:start-shape="id3" draw:start-glue-point="4" draw:end-shape="id2" draw:end-glue-point="4" svg:d="M24601 2939h-2011v61h-1332" svg:viewBox="0 0 3344 62">
          <text:p/>
        </draw:connector>
        <draw:connector draw:style-name="gr23" draw:text-style-name="P7" draw:layer="layout" draw:line-skew="-0.08cm" svg:x1="24.69cm" svg:y1="5.303cm" svg:x2="21.258cm" svg:y2="4.141cm" draw:start-shape="id1" draw:start-glue-point="4" draw:end-shape="id2" draw:end-glue-point="6" svg:d="M24690 5303h-1852v-1162h-1580" svg:viewBox="0 0 3433 1163">
          <text:p/>
        </draw:connector>
        <draw:frame draw:style-name="gr24" draw:text-style-name="P1" xml:id="id4" draw:id="id4" draw:layer="layout" svg:width="2.286cm" svg:height="1.133cm" svg:x="11.033cm" svg:y="17.764cm">
          <draw:image xlink:href="Pictures/1000020100000258000001E419593FB8F04E1C85.png" xlink:type="simple" xlink:show="embed" xlink:actuate="onLoad" loext:mime-type="image/png">
            <text:p/>
          </draw:image>
          <draw:glue-point draw:id="4" svg:x="-5cm" svg:y="1.659cm"/>
          <draw:glue-point draw:id="5" svg:x="5cm" svg:y="1.712cm"/>
        </draw:frame>
        <draw:connector draw:style-name="gr9" draw:text-style-name="P7" draw:layer="layout" svg:x1="11.033cm" svg:y1="18.517cm" svg:x2="9.185cm" svg:y2="18.57cm" draw:start-shape="id4" draw:start-glue-point="4" draw:end-shape="id5" draw:end-glue-point="1" svg:d="M11033 18517h-923v53h-925" svg:viewBox="0 0 1849 54">
          <text:p/>
        </draw:connector>
        <draw:g xml:id="id9" draw:id="id9">
          <draw:glue-point draw:id="4" svg:x="-3.461cm" svg:y="-4.591cm"/>
          <draw:glue-point draw:id="5" svg:x="3.461cm" svg:y="-4.591cm"/>
          <draw:glue-point draw:id="6" svg:x="-3.076cm" svg:y="5.107cm"/>
          <draw:glue-point draw:id="7" svg:x="3.846cm" svg:y="5.107cm"/>
          <draw:custom-shape draw:style-name="gr20" draw:text-style-name="P14" xml:id="id6" draw:id="id6" draw:layer="layout" svg:width="3cm" svg:height="2cm" svg:x="18.101cm" svg:y="9.555cm">
            <draw:glue-point draw:id="4" svg:x="-4.006cm" svg:y="-5.005cm" draw:escape-direction="up"/>
            <draw:glue-point draw:id="5" svg:x="3.613cm" svg:y="-5.005cm" draw:escape-direction="up"/>
            <draw:glue-point draw:id="6" svg:x="-3.583cm" svg:y="4.93cm" draw:escape-direction="down"/>
            <draw:glue-point draw:id="7" svg:x="4.036cm" svg:y="4.93cm" draw:escape-direction="down"/>
            <text:p text:style-name="P14">12 to 5V</text:p>
            <draw:enhanced-geometry svg:viewBox="0 0 21600 21600" draw:type="rectangle" draw:enhanced-path="M 0 0 L 21600 0 21600 21600 0 21600 0 0 Z N"/>
          </draw:custom-shape>
          <draw:frame draw:style-name="gr21" draw:text-style-name="P18" draw:layer="layout" svg:width="0.9cm" svg:height="0.962cm" svg:x="17.891cm" svg:y="9.309cm">
            <draw:text-box>
              <text:p text:style-name="P7">+</text:p>
            </draw:text-box>
          </draw:frame>
          <draw:frame draw:style-name="gr22" draw:text-style-name="P17" draw:layer="layout" svg:width="1.397cm" svg:height="0.725cm" svg:x="18.903cm" svg:y="10.816cm">
            <draw:text-box>
              <text:p text:style-name="P7"><text:span text:style-name="T5">OUT</text:span></text:p>
            </draw:text-box>
          </draw:frame>
          <draw:frame draw:style-name="gr21" draw:text-style-name="P16" draw:layer="layout" svg:width="0.9cm" svg:height="0.962cm" svg:x="20.177cm" svg:y="9.282cm">
            <draw:text-box>
              <text:p text:style-name="P7">-</text:p>
            </draw:text-box>
          </draw:frame>
          <draw:frame draw:style-name="gr22" draw:text-style-name="P17" draw:layer="layout" svg:width="1.397cm" svg:height="0.725cm" svg:x="18.903cm" svg:y="9.546cm">
            <draw:text-box>
              <text:p text:style-name="P7"><text:span text:style-name="T5">IN</text:span></text:p>
            </draw:text-box>
          </draw:frame>
          <draw:frame draw:style-name="gr21" draw:text-style-name="P16" draw:layer="layout" svg:width="0.9cm" svg:height="0.962cm" svg:x="18.018cm" svg:y="10.779cm">
            <draw:text-box>
              <text:p text:style-name="P7">+</text:p>
            </draw:text-box>
          </draw:frame>
          <draw:frame draw:style-name="gr21" draw:text-style-name="P16" draw:layer="layout" svg:width="0.9cm" svg:height="0.962cm" svg:x="20.293cm" svg:y="10.706cm">
            <draw:text-box>
              <text:p text:style-name="P7">-</text:p>
            </draw:text-box>
          </draw:frame>
          <draw:connector draw:style-name="gr9" draw:text-style-name="P7" draw:layer="layout" draw:line-skew="0.455cm" svg:x1="18.401cm" svg:y1="9.356cm" svg:x2="18.4cm" svg:y2="9.555cm" draw:end-shape="id6" draw:end-glue-point="4" svg:d="M18401 9356v153h-1v46" svg:viewBox="0 0 2 200">
            <text:p/>
          </draw:connector>
          <draw:connector draw:style-name="gr9" draw:text-style-name="P7" draw:layer="layout" draw:line-skew="0.455cm" svg:x1="20.685cm" svg:y1="9.382cm" svg:x2="20.684cm" svg:y2="9.581cm" svg:d="M20685 9382v153h-1v46" svg:viewBox="0 0 2 200">
            <text:p/>
          </draw:connector>
          <draw:connector draw:style-name="gr9" draw:text-style-name="P7" draw:layer="layout" draw:line-skew="0.455cm" svg:x1="18.526cm" svg:y1="11.541cm" svg:x2="18.525cm" svg:y2="11.74cm" svg:d="M18526 11541v153h-1v46" svg:viewBox="0 0 2 200">
            <text:p/>
          </draw:connector>
          <draw:connector draw:style-name="gr9" draw:text-style-name="P7" draw:layer="layout" draw:line-skew="0.455cm" svg:x1="20.813cm" svg:y1="11.541cm" svg:x2="20.812cm" svg:y2="11.74cm" svg:d="M20813 11541v153h-1v46" svg:viewBox="0 0 2 200">
            <text:p/>
          </draw:connector>
        </draw:g>
        <draw:frame draw:style-name="gr25" draw:text-style-name="P17" xml:id="id7" draw:id="id7" draw:layer="layout" svg:width="2.54cm" svg:height="0.889cm" svg:x="6.588cm" svg:y="5.953cm">
          <draw:text-box>
            <text:p text:style-name="P7"><text:span text:style-name="T5">Audio jack</text:span></text:p>
          </draw:text-box>
        </draw:frame>
        <draw:connector draw:style-name="gr26" draw:text-style-name="P7" draw:layer="layout" svg:x1="9.128cm" svg:y1="6.397cm" svg:x2="18.155cm" svg:y2="2.906cm" draw:start-shape="id7" draw:start-glue-point="1" draw:end-shape="id2" draw:end-glue-point="8" svg:d="M9128 6397h4382v-3491h4645" svg:viewBox="0 0 9028 3492">
          <text:p/>
        </draw:connector>
        <draw:connector draw:style-name="gr27" draw:text-style-name="P7" draw:layer="layout" draw:line-skew="0cm -0.897cm" svg:x1="19.253cm" svg:y1="7.831cm" svg:x2="17.891cm" svg:y2="3.678cm" draw:start-shape="id8" draw:start-glue-point="7" draw:end-shape="id2" draw:end-glue-point="3" svg:d="M19253 7831v518h-2759v-4671h1397" svg:viewBox="0 0 2760 4672">
          <text:p/>
        </draw:connector>
        <draw:connector draw:style-name="gr28" draw:text-style-name="P7" draw:layer="layout" draw:line-skew="-0.087cm" svg:x1="19.253cm" svg:y1="6.631cm" svg:x2="18.155cm" svg:y2="4.428cm" draw:start-shape="id8" draw:start-glue-point="8" draw:end-shape="id2" draw:end-glue-point="10" svg:d="M19253 6631v-932h-1862v-1271h764" svg:viewBox="0 0 1863 2204">
          <text:p/>
        </draw:connector>
        <draw:connector draw:style-name="gr27" draw:text-style-name="P7" draw:layer="layout" draw:line-skew="-0.2cm" svg:x1="18.4cm" svg:y1="9.383cm" svg:x2="19.253cm" svg:y2="7.831cm" draw:start-shape="id9" draw:start-glue-point="4" draw:end-shape="id8" draw:end-glue-point="7" svg:d="M18400 9383v-1017h853v-535" svg:viewBox="0 0 854 1553">
          <text:p/>
        </draw:connector>
        <draw:connector draw:style-name="gr28" draw:text-style-name="P7" draw:layer="layout" draw:line-skew="-0.414cm" svg:x1="19.253cm" svg:y1="6.631cm" svg:x2="20.684cm" svg:y2="9.383cm" draw:start-shape="id8" draw:start-glue-point="8" draw:end-shape="id9" draw:end-glue-point="5" svg:d="M19253 6631v-932h1431v3684" svg:viewBox="0 0 1432 3685">
          <text:p/>
        </draw:connector>
        <draw:connector draw:style-name="gr27" draw:text-style-name="P7" draw:layer="layout" draw:line-skew="-0.879cm -0.494cm" svg:x1="18.653cm" svg:y1="15.876cm" svg:x2="18.527cm" svg:y2="11.741cm" draw:start-shape="id10" draw:start-glue-point="5" draw:end-shape="id9" draw:end-glue-point="6" svg:d="M18653 15876h-1397v-3001h1271v-1134" svg:viewBox="0 0 1398 4136">
          <text:p/>
        </draw:connector>
        <draw:connector draw:style-name="gr28" draw:text-style-name="P7" draw:layer="layout" svg:x1="20.811cm" svg:y1="11.741cm" svg:x2="18.653cm" svg:y2="15.278cm" draw:start-shape="id9" draw:start-glue-point="7" draw:end-shape="id10" draw:end-glue-point="4" svg:d="M20811 11741v1628h-2676v1909h518" svg:viewBox="0 0 2677 3538">
          <text:p/>
        </draw:connector>
        <draw:connector draw:style-name="gr29" draw:text-style-name="P7" draw:layer="layout" svg:x1="12.429cm" svg:y1="16.12cm" svg:x2="18.653cm" svg:y2="15.577cm" draw:start-shape="id11" draw:start-glue-point="43" draw:end-shape="id10" draw:end-glue-point="6" svg:d="M12429 16120h3218v-543h3006" svg:viewBox="0 0 6225 544">
          <text:p/>
        </draw:connector>
        <draw:connector draw:style-name="gr30" draw:text-style-name="P7" draw:layer="layout" draw:line-skew="-0.389cm" svg:x1="7.985cm" svg:y1="18.57cm" svg:x2="3.42cm" svg:y2="11.55cm" draw:start-shape="id5" draw:start-glue-point="3" draw:end-shape="id11" draw:end-glue-point="12" svg:d="M7985 18570h-5715v-7020h1150" svg:viewBox="0 0 5716 7021">
          <text:p/>
        </draw:connector>
        <draw:connector draw:style-name="gr31" draw:text-style-name="P7" draw:layer="layout" svg:x1="13.319cm" svg:y1="18.523cm" svg:x2="12.429cm" svg:y2="11.029cm" draw:start-shape="id4" draw:start-glue-point="5" draw:end-shape="id11" draw:end-glue-point="31" svg:d="M13319 18523h500v-7494h-1390" svg:viewBox="0 0 1391 7495">
          <text:p/>
        </draw:connector>
        <draw:g>
          <draw:g>
            <draw:connector draw:style-name="gr30" draw:text-style-name="P7" draw:layer="layout" svg:x1="1.92cm" svg:y1="1.318cm" svg:x2="1cm" svg:y2="1.318cm" svg:d="M1920 1318h-920" svg:viewBox="0 0 921 1">
              <text:p/>
            </draw:connector>
            <draw:frame draw:style-name="gr32" draw:text-style-name="P19" draw:layer="layout" svg:width="1.524cm" svg:height="0.762cm" svg:x="2.39cm" svg:y="1cm">
              <draw:text-box>
                <text:p><text:span text:style-name="T5">3.3V</text:span></text:p>
              </draw:text-box>
            </draw:frame>
          </draw:g>
          <draw:g>
            <draw:connector draw:style-name="gr27" draw:text-style-name="P7" draw:layer="layout" svg:x1="1.904cm" svg:y1="1.978cm" svg:x2="1cm" svg:y2="1.978cm" svg:d="M1904 1978h-904" svg:viewBox="0 0 905 1">
              <text:p/>
            </draw:connector>
            <draw:frame draw:style-name="gr32" draw:text-style-name="P19" draw:layer="layout" svg:width="1.524cm" svg:height="0.762cm" svg:x="2.397cm" svg:y="1.597cm">
              <draw:text-box>
                <text:p><text:span text:style-name="T5">5V</text:span></text:p>
              </draw:text-box>
            </draw:frame>
          </draw:g>
        </draw:g>
        <draw:connector draw:style-name="gr27" draw:text-style-name="P7" draw:layer="layout" svg:x1="13.574cm" svg:y1="8.457cm" svg:x2="12.436cm" svg:y2="8.629cm" draw:start-shape="id12" draw:start-glue-point="4" draw:end-shape="id11" draw:end-glue-point="25" svg:d="M13574 8457h-459v172h-679" svg:viewBox="0 0 1139 173">
          <text:p/>
        </draw:connector>
        <draw:connector draw:style-name="gr28" draw:text-style-name="P7" draw:layer="layout" svg:x1="12.429cm" svg:y1="8.991cm" svg:x2="13.574cm" svg:y2="9.09cm" draw:start-shape="id11" draw:start-glue-point="26" draw:end-shape="id12" draw:end-glue-point="5" svg:d="M12429 8991h686v99h459" svg:viewBox="0 0 1146 100">
          <text:p/>
        </draw:connector>
        <draw:g>
          <draw:custom-shape draw:style-name="gr33" draw:text-style-name="P20" xml:id="id12" draw:id="id12" draw:layer="layout" svg:width="1.905cm" svg:height="1.143cm" svg:x="13.573cm" svg:y="8.202cm">
            <draw:glue-point draw:id="4" svg:x="-4.997cm" svg:y="-2.773cm"/>
            <draw:glue-point draw:id="5" svg:x="-4.997cm" svg:y="2.782cm"/>
            <text:p text:style-name="P20"><text:span text:style-name="T5">DISPLAY</text:span></text:p>
            <draw:enhanced-geometry svg:viewBox="0 0 21600 21600" draw:type="rectangle" draw:enhanced-path="M 0 0 L 21600 0 21600 21600 0 21600 0 0 Z N"/>
          </draw:custom-shape>
          <draw:frame draw:style-name="gr34" draw:text-style-name="P19" draw:layer="layout" svg:width="0.381cm" svg:height="0.725cm" svg:x="13.446cm" svg:y="7.985cm">
            <draw:text-box>
              <text:p><text:span text:style-name="T5">+</text:span></text:p>
            </draw:text-box>
          </draw:frame>
          <draw:frame draw:style-name="gr34" draw:text-style-name="P19" draw:layer="layout" svg:width="0.381cm" svg:height="0.725cm" svg:x="13.446cm" svg:y="8.837cm">
            <draw:text-box>
              <text:p><text:span text:style-name="T5">-</text:span></text:p>
            </draw:text-box>
          </draw:frame>
        </draw:g>
        <draw:g xml:id="id13" draw:id="id13">
          <draw:glue-point draw:id="4" svg:x="-4.142cm" svg:y="4.93cm" draw:escape-direction="down"/>
          <draw:glue-point draw:id="5" svg:x="-1.475cm" svg:y="4.93cm" draw:escape-direction="down"/>
          <draw:glue-point draw:id="6" svg:x="1.952cm" svg:y="4.93cm" draw:escape-direction="down"/>
          <draw:glue-point draw:id="7" svg:x="4.238cm" svg:y="4.93cm" draw:escape-direction="down"/>
          <draw:custom-shape draw:style-name="gr35" draw:text-style-name="P20" draw:layer="layout" svg:width="3.334cm" svg:height="1.775cm" svg:x="0.968cm" svg:y="3.413cm">
            <draw:glue-point draw:id="4" svg:x="-4.997cm" svg:y="-2.773cm"/>
            <draw:glue-point draw:id="5" svg:x="-4.997cm" svg:y="2.782cm"/>
            <text:p text:style-name="P20"><text:span text:style-name="T5">LIGHT</text:span></text:p>
            <text:p text:style-name="P20"><text:span text:style-name="T5">SENSOR</text:span></text:p>
            <draw:enhanced-geometry svg:viewBox="0 0 21600 21600" draw:type="rectangle" draw:enhanced-path="M 0 0 L 21600 0 21600 21600 0 21600 0 0 Z N"/>
          </draw:custom-shape>
          <draw:frame draw:style-name="gr36" draw:text-style-name="P19" draw:layer="layout" svg:width="0.667cm" svg:height="0.732cm" svg:x="3.635cm" svg:y="4.459cm">
            <draw:text-box>
              <text:p><text:span text:style-name="T5">+</text:span></text:p>
            </draw:text-box>
          </draw:frame>
          <draw:frame draw:style-name="gr34" draw:text-style-name="P19" draw:layer="layout" svg:width="0.635cm" svg:height="0.725cm" svg:x="0.968cm" svg:y="4.466cm">
            <draw:text-box>
              <text:p><text:span text:style-name="T5">-</text:span></text:p>
            </draw:text-box>
          </draw:frame>
          <draw:frame draw:style-name="gr37" draw:text-style-name="P21" draw:layer="layout" svg:width="1.302cm" svg:height="0.645cm" svg:x="2.513cm" svg:y="4.538cm">
            <draw:text-box>
              <text:p><text:span text:style-name="T6">SDA</text:span></text:p>
            </draw:text-box>
          </draw:frame>
          <draw:frame draw:style-name="gr37" draw:text-style-name="P21" draw:layer="layout" svg:width="1.302cm" svg:height="0.645cm" svg:x="1.446cm" svg:y="4.559cm">
            <draw:text-box>
              <text:p><text:span text:style-name="T6">SCL</text:span></text:p>
            </draw:text-box>
          </draw:frame>
        </draw:g>
        <draw:connector draw:style-name="gr30" draw:text-style-name="P7" draw:layer="layout" svg:x1="3.437cm" svg:y1="8.121cm" svg:x2="4.047cm" svg:y2="5.19cm" draw:start-shape="id11" draw:start-glue-point="4" draw:end-shape="id13" draw:end-glue-point="7" svg:d="M3437 8121h-778v-2098h1388v-833" svg:viewBox="0 0 1389 2932">
          <text:p/>
        </draw:connector>
        <draw:connector draw:style-name="gr28" draw:text-style-name="P7" draw:layer="layout" svg:x1="1.255cm" svg:y1="5.19cm" svg:x2="3.398cm" svg:y2="9.899cm" draw:start-shape="id13" draw:start-glue-point="4" draw:end-shape="id11" draw:end-glue-point="8" svg:d="M1255 5190v4709h2143" svg:viewBox="0 0 2144 4710">
          <text:p/>
        </draw:connector>
        <draw:connector draw:style-name="gr38" draw:text-style-name="P7" draw:layer="layout" svg:x1="2.144cm" svg:y1="5.19cm" svg:x2="3.414cm" svg:y2="9.007cm" draw:start-shape="id13" draw:start-glue-point="5" draw:end-shape="id11" draw:end-glue-point="6" svg:d="M2144 5190v3817h1270" svg:viewBox="0 0 1271 3818">
          <text:p/>
        </draw:connector>
        <draw:connector draw:style-name="gr39" draw:text-style-name="P7" draw:layer="layout" draw:line-skew="-0.262cm -0.324cm" svg:x1="3.42cm" svg:y1="8.629cm" svg:x2="3.285cm" svg:y2="5.19cm" draw:start-shape="id11" draw:start-glue-point="5" draw:end-shape="id13" draw:end-glue-point="6" svg:d="M3420 8629h-1023v-2930h888v-509" svg:viewBox="0 0 1024 3440">
          <text:p/>
        </draw:connector>
        <draw:g xml:id="id14" draw:id="id14">
          <draw:glue-point draw:id="4" svg:x="-4.31cm" svg:y="-1.461cm"/>
          <draw:glue-point draw:id="5" svg:x="-4.331cm" svg:y="1.622cm"/>
          <draw:frame draw:style-name="gr40" draw:text-style-name="P22" draw:layer="layout" svg:width="0.714cm" svg:height="0.962cm" svg:x="17.891cm" svg:y="17.129cm">
            <draw:text-box>
              <text:p>-</text:p>
            </draw:text-box>
          </draw:frame>
          <draw:frame draw:style-name="gr41" draw:text-style-name="P7" draw:layer="layout" svg:width="1.27cm" svg:height="1.27cm" draw:transform="rotate (-1.5707963267949) translate (19.288cm 17.637cm)">
            <draw:image xlink:href="Pictures/1000020100000400000004005F6B7E58887F94F6.png" xlink:type="simple" xlink:show="embed" xlink:actuate="onLoad" loext:mime-type="image/png">
              <text:p/>
            </draw:image>
            <draw:glue-point draw:id="4" svg:x="-4cm" svg:y="-3.188cm"/>
            <draw:glue-point draw:id="5" svg:x="-4cm" svg:y="3.125cm"/>
          </draw:frame>
          <draw:frame draw:style-name="gr40" draw:text-style-name="P22" draw:layer="layout" svg:width="0.875cm" svg:height="0.962cm" svg:x="17.891cm" svg:y="18.453cm">
            <draw:text-box>
              <text:p>+</text:p>
            </draw:text-box>
          </draw:frame>
          <draw:line draw:style-name="gr6" draw:text-style-name="P2" draw:layer="layout" svg:x1="18.653cm" svg:y1="18.272cm" svg:x2="18.018cm" svg:y2="18.272cm">
            <text:p/>
          </draw:line>
          <draw:frame draw:style-name="gr40" draw:text-style-name="P24" draw:layer="layout" svg:width="1.027cm" svg:height="0.645cm" svg:x="18.426cm" svg:y="17.932cm">
            <draw:text-box>
              <text:p text:style-name="P23"><text:span text:style-name="T6">Din</text:span></text:p>
            </draw:text-box>
          </draw:frame>
          <draw:frame draw:style-name="gr40" draw:text-style-name="P24" draw:layer="layout" svg:width="1.598cm" svg:height="0.645cm" svg:x="19.04cm" svg:y="17.608cm">
            <draw:text-box>
              <text:p text:style-name="P23"><text:span text:style-name="T6">Buzzer</text:span></text:p>
            </draw:text-box>
          </draw:frame>
        </draw:g>
        <draw:connector draw:style-name="gr28" draw:text-style-name="P7" draw:layer="layout" draw:line-skew="-0.216cm" svg:x1="12.436cm" svg:y1="10.661cm" svg:x2="18.081cm" svg:y2="17.939cm" draw:start-shape="id11" draw:start-glue-point="30" draw:end-shape="id14" draw:end-glue-point="4" svg:d="M12436 10661h2623v7278h3022" svg:viewBox="0 0 5646 7279">
          <text:p/>
        </draw:connector>
        <draw:connector draw:style-name="gr39" draw:text-style-name="P7" draw:layer="layout" draw:line-skew="-0.811cm" svg:x1="17.891cm" svg:y1="18.272cm" svg:x2="12.425cm" svg:y2="10.28cm" draw:start-shape="id14" draw:start-glue-point="3" draw:end-shape="id11" draw:end-glue-point="29" svg:d="M17891 18272h-3427v-7992h-2039" svg:viewBox="0 0 5467 7993">
          <text:p/>
        </draw:connector>
        <draw:connector draw:style-name="gr30" draw:text-style-name="P7" xml:id="id15" draw:id="id15" draw:layer="layout" draw:line-skew="5.415cm" svg:x1="18.075cm" svg:y1="18.642cm" svg:x2="2.293cm" svg:y2="19.403cm" draw:start-shape="id14" draw:start-glue-point="5" svg:d="M18075 18642h-2818v761h-12964" svg:viewBox="0 0 15783 762">
          <text:p/>
        </draw:connector>
        <draw:connector draw:style-name="gr30" draw:text-style-name="P7" draw:layer="layout" draw:line-skew="0.497cm" svg:x1="2.293cm" svg:y1="19.403cm" svg:x2="2.271cm" svg:y2="18.564cm" draw:start-shape="id15" draw:start-glue-point="3" svg:d="M2293 19403h-44v-839h22" svg:viewBox="0 0 45 84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0" draw:border="0%"/>
    <draw:gradient draw:name="Geel_20_gevuld" draw:display-name="Geel gevuld" draw:style="linear" draw:start-color="#ffde59" draw:end-color="#b47804" draw:start-intensity="100%" draw:end-intensity="100%" draw:angle="300" draw:border="0%"/>
    <draw:gradient draw:name="Gevuld" draw:style="linear" draw:start-color="#ffffff" draw:end-color="#cccccc" draw:start-intensity="100%" draw:end-intensity="100%" draw:angle="300" draw:border="0%"/>
    <draw:gradient draw:name="Groen_20_gevuld" draw:display-name="Groen gevuld" draw:style="linear" draw:start-color="#77bc65" draw:end-color="#127622" draw:start-intensity="100%" draw:end-intensity="100%" draw:angle="300" draw:border="0%"/>
    <draw:gradient draw:name="Rood_20_gevuld" draw:display-name="Rood gevuld" draw:style="linear" draw:start-color="#ff6d6d" draw:end-color="#c9211e" draw:start-intensity="100%" draw:end-intensity="100%" draw:angle="300" draw:border="0%"/>
    <draw:gradient draw:name="V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27T10:44:29.358014469</meta:creation-date>
    <dc:date>2020-12-05T15:43:59.381850138</dc:date>
    <meta:editing-duration>PT1H8M40S</meta:editing-duration>
    <meta:editing-cycles>13</meta:editing-cycles>
    <meta:generator>LibreOffice/6.4.6.2$Linux_X86_64 LibreOffice_project/40$Build-2</meta:generator>
    <meta:document-statistic meta:object-count="153"/>
  </office:meta>
</office:document-meta>
</file>